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2.1438in"/>
    </style:style>
    <style:style style:name="Table1.C" style:family="table-column">
      <style:table-column-properties style:column-width="1.759in"/>
    </style:style>
    <style:style style:name="Table1.D" style:family="table-column">
      <style:table-column-properties style:column-width="1.720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able_20_Contents">
      <style:text-properties officeooo:paragraph-rsid="002c0127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ext_20_body">
      <style:paragraph-properties fo:text-align="center" style:justify-single-word="false"/>
      <style:text-properties officeooo:paragraph-rsid="003040f8"/>
    </style:style>
    <style:style style:name="P8" style:family="paragraph" style:parent-style-name="Standard">
      <style:text-properties officeooo:paragraph-rsid="00326adf"/>
    </style:style>
    <style:style style:name="P9" style:family="paragraph" style:parent-style-name="Standard">
      <style:text-properties officeooo:paragraph-rsid="00336c8a"/>
    </style:style>
    <style:style style:name="P10" style:family="paragraph" style:parent-style-name="Table_20_Contents">
      <style:text-properties officeooo:paragraph-rsid="00326ad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3040f8" style:font-size-asian="12pt" style:font-size-complex="12pt"/>
    </style:style>
    <style:style style:name="T8" style:family="text">
      <style:text-properties fo:font-size="12pt" officeooo:rsid="0030bb86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>
      <style:text-properties officeooo:rsid="002c0127"/>
    </style:style>
    <style:style style:name="T13" style:family="text">
      <style:text-properties officeooo:rsid="002d3867"/>
    </style:style>
    <style:style style:name="T14" style:family="text">
      <style:text-properties officeooo:rsid="002151bf"/>
    </style:style>
    <style:style style:name="T15" style:family="text">
      <style:text-properties officeooo:rsid="0026bf88"/>
    </style:style>
    <style:style style:name="T16" style:family="text">
      <style:text-properties officeooo:rsid="002e7af0"/>
    </style:style>
    <style:style style:name="T17" style:family="text">
      <style:text-properties officeooo:rsid="00326adf"/>
    </style:style>
    <style:style style:name="T18" style:family="text">
      <style:text-properties officeooo:rsid="00336c8a"/>
    </style:style>
    <style:style style:name="T1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7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8">9</text:span></text:span><text:span text:style-name="Strong_20_Emphasis"><text:span text:style-name="T6">.1 </text:span></text:span><text:span text:style-name="Strong_20_Emphasis"><text:span text:style-name="T7">S</text:span></text:span><text:span text:style-name="Strong_20_Emphasis"><text:span text:style-name="T6">cientific Journal Article Evaluation and Translation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ext:section text:style-name="Sect1" text:name="md-content-291155433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P10"><text:span text:style-name="Strong_20_Emphasis"><text:span text:style-name="T17">Translations</text:span></text:span></text:p>
                          <text:p text:style-name="P8"><text:span text:style-name="Strong_20_Emphasis">* Abstract from Doc a)</text:span></text:p>
                          <text:p text:style-name="P9"><text:span text:style-name="Strong_20_Emphasis">* Abstract from Doc </text:span><text:span text:style-name="Strong_20_Emphasis"><text:span text:style-name="T18">b</text:span></text:span><text:span text:style-name="Strong_20_Emphasis">)</text:span></text:p>
                          <text:p text:style-name="P9"><text:span text:style-name="Strong_20_Emphasis">* Abstract </text:span><text:span text:style-name="Strong_20_Emphasis"><text:span text:style-name="T18">+ Summary </text:span></text:span><text:span text:style-name="Strong_20_Emphasis">from Doc </text:span><text:span text:style-name="Strong_20_Emphasis"><text:span text:style-name="T18">c</text:span></text:span><text:span text:style-name="Strong_20_Emphasis">)</text:span></text:p>
                        </table:table-cell>
                        <table:table-cell table:style-name="Table1.A1" office:value-type="string">
                          <text:p text:style-name="Table_20_Contents">Accurate, precise Spanish translation that captures all key scientific nuances and technical terminology with near-native fluency</text:p>
                          <text:p text:style-name="Table_20_Contents"/>
                          <text:p text:style-name="P5">Comprehensive summary demonstrating deep understanding of research context, methodology, and significance; uses precise scientific language</text:p>
                          <text:p text:style-name="P5"/>
                          <text:p text:style-name="P5">Sophisticated synthesis of research findings, implications, and potential future research directions; demonstrates critical analytical thinking</text:p>
                        </table:table-cell>
                        <table:table-cell table:style-name="Table1.A1" office:value-type="string">
                          <text:p text:style-name="Table_20_Contents">Mostly accurate translation with minor linguistic or technical imprecisions</text:p>
                          <text:p text:style-name="Table_20_Contents"/>
                          <text:p text:style-name="P5">Adequate summary covering main points with some depth but lacking comprehensive analysis</text:p>
                          <text:p text:style-name="P5"/>
                          <text:p text:style-name="P5">Solid summary of primary conclusions with moderate analytical depth</text:p>
                        </table:table-cell>
                        <table:table-cell table:style-name="Table1.A1" office:value-type="string">
                          <text:p text:style-name="Table_20_Contents">Incomplete or significantly flawed translation that misses critical scientific meanings</text:p>
                          <text:p text:style-name="Table_20_Contents"/>
                          <text:p text:style-name="P5">Superficial summary missing critical research context or key methodological insights</text:p>
                          <text:p text:style-name="P5"/>
                          <text:p text:style-name="P5">Minimal or fragmented summary lacking substantive scientific interpretat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Vocabulary</text:span></text:p>
                        </table:table-cell>
                        <table:table-cell table:style-name="Table1.A1" office:value-type="string">
                          <text:p text:style-name="Table_20_Contents">Demonstrates expert integration of all <text:span text:style-name="T18">17</text:span> specified technical terms with precise contextual application</text:p>
                        </table:table-cell>
                        <table:table-cell table:style-name="Table1.A1" office:value-type="string">
                          <text:p text:style-name="Table_20_Contents">Uses technical terms accurately with some contextual understanding</text:p>
                        </table:table-cell>
                        <table:table-cell table:style-name="Table1.A1" office:value-type="string">
                          <text:p text:style-name="Table_20_Contents">Limited vocabulary usage with minimal scientific precis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Writ</text:span><text:span text:style-name="Strong_20_Emphasis"><text:span text:style-name="T14">ing Quality </text:span></text:span><text:span text:style-name="Strong_20_Emphasis"><text:span text:style-name="T15">and </text:span></text:span><text:span text:style-name="Strong_20_Emphasis"><text:span text:style-name="T14">Presentation</text:span></text:span></text:p>
                        </table:table-cell>
                        <table:table-cell table:style-name="Table1.A1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1" office:value-type="string">
                          <text:p text:style-name="P6">Acceptable writing with some grammatical or structural issues</text:p>
                        </table:table-cell>
                        <table:table-cell table:style-name="Table1.A1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/></text:p>
                    <text:p text:style-name="Text_20_body"/>
                    <text:p text:style-name="Text_20_body"/>
                  </text:section>
                  <text:p text:style-name="Text_20_body"/>
                </text:section>
              </text:section>
            </text:section>
          </text:section>
          <text:p text:style-name="Standard"><text:soft-page-break/><text:span text:style-name="Strong_20_Emphasis">A</text:span><text:span text:style-name="Strong_20_Emphasis"><text:span text:style-name="T10">ssignment</text:span></text:span></text:p>
          <text:p text:style-name="Standard"><text:span text:style-name="T17">H</text:span>W_09.1<text:tab/>[Due: 10 Apr 2025]</text:p>
          <text:p text:style-name="Standard"/>
          <text:p text:style-name="Standard">Use the standard format EXCEPT for double-spaced text: text should be single-spaced. </text:p>
          <text:p text:style-name="Standard">If possible, print your assignment double-sided or duplex.</text:p>
          <text:p text:style-name="Standard">All materials for the assignment are in Class Materials &gt;&gt; ContentDocs_3P &gt;&gt; Papers_English</text:p>
          <text:p text:style-name="Standard"/>
          <text:p text:style-name="Standard">--- Task 1</text:p>
          <text:p text:style-name="Standard">Read/scan the following documents:</text:p>
          <text:p text:style-name="Standard"><text:tab/>a) "Lithium-ion battery components are at the nexus of sustainable energy and environmental release of per- and polyfluoroalkyl substances".pdf</text:p>
          <text:p text:style-name="Standard"><text:tab/>b) "Significantly wetter or drier future conditions for one to two thirds of the world’s </text:p>
          <text:p text:style-name="Standard"><text:tab/>population".pdf</text:p>
          <text:p text:style-name="Standard"><text:tab/>c) "Empirical assessment of ChatGPT’s answering capabilities in natural science and engineering".pdf</text:p>
          <text:p text:style-name="Standard"/>
          <text:p text:style-name="Standard">--- Task 2</text:p>
          <text:p text:style-name="Standard">Translate into Spanish:</text:p>
          <text:p text:style-name="Standard"><text:tab/>i) <text:s text:c="2"/>The Abstract from Document a) in Task 1</text:p>
          <text:p text:style-name="Standard"><text:tab/>ii) <text:s/>The Abstract from Document b) in Task 1</text:p>
          <text:p text:style-name="Standard"><text:tab/>iii) The Abstract, and a brief summary of the Discussion section from Document c) in Task 1</text:p>
          <text:p text:style-name="Standard"/>
          <text:p text:style-name="Standard">--- Task 3</text:p>
          <text:p text:style-name="Standard">Provide definitions in English and Spanish for the vocab below. Add any new terms to your dictionary.</text:p>
          <text:p text:style-name="Standard">Vocab (17):</text:p>
          <text:p text:style-name="Standard"><text:tab/>aggregated</text:p>
          <text:p text:style-name="Standard"><text:tab/>alkaline</text:p>
          <text:p text:style-name="Standard"><text:tab/>ANOVA</text:p>
          <text:p text:style-name="Standard"><text:tab/>anthropogenic</text:p>
          <text:p text:style-name="Standard"><text:tab/>bioaccumulation</text:p>
          <text:p text:style-name="Standard"><text:tab/>gradient</text:p>
          <text:p text:style-name="Standard"><text:tab/>groundwater</text:p>
          <text:p text:style-name="Standard"><text:tab/>hydrology</text:p>
          <text:p text:style-name="Standard"><text:tab/>Large Language Model</text:p>
          <text:p text:style-name="Standard"><text:tab/>leachate</text:p>
          <text:p text:style-name="Standard"><text:tab/>neurotoxic</text:p>
          <text:p text:style-name="Standard"><text:tab/>parasitology</text:p>
          <text:p text:style-name="Standard"><text:tab/>polymer</text:p>
          <text:p text:style-name="Standard"><text:tab/>recalcitrant</text:p>
          <text:p text:style-name="Standard"><text:tab/>scenario</text:p>
          <text:p text:style-name="Standard"><text:tab/>teratogenic</text:p>
          <text:p text:style-name="Standard"><text:tab/>toxicology</text:p>
          <text:p text:style-name="Standard"><text:tab/>uncertainty</text:p>
          <text:p text:style-name="Standard"><text:tab/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9:25:17.057710660</dc:date>
    <meta:editing-duration>PT1H41M18S</meta:editing-duration>
    <meta:editing-cycles>48</meta:editing-cycles>
    <meta:generator>LibreOffice/7.3.7.2$Linux_X86_64 LibreOffice_project/30$Build-2</meta:generator>
    <meta:document-statistic meta:table-count="1" meta:image-count="1" meta:object-count="0" meta:page-count="2" meta:paragraph-count="71" meta:word-count="401" meta:character-count="2997" meta:non-whitespace-character-count="2623"/>
  </office:meta>
</office:document-meta>
</file>